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censes" table:style-name="ta1">
        <table:shapes>
          <draw:frame draw:z-index="0" draw:style-name="gr1" svg:width="8.2469in" svg:height="5.5181in" svg:x="1.7492in" svg:y="0in">
            <draw:object draw:notify-on-update-of-ranges="Licenses.A1:Licenses.A1 Licenses.A2:Licenses.A24 Licenses.B1:Licenses.B1 Licenses.B2:Licenses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License</text:p>
          </table:table-cell>
          <table:table-cell table:style-name="ce1" office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GPLv2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None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1">
          <table:table-cell office:value-type="string">
            <text:p>GPLv3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string">
            <text:p>Missing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office:value-type="string">
            <text:p>BSD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MIT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Custom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Apache 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Proprietary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CC 2.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LGP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OpenSS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CC 3.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Artistic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pache 1.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Eclipse Public License 1.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RPL1.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SD / MIT / APS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ttribut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Zope Public License v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Blog Post?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gs by Year" table:style-name="ta1">
        <table:shapes>
          <draw:frame draw:z-index="0" draw:style-name="gr1" svg:width="7.665in" svg:height="4.6874in" svg:x="2.628in" svg:y="0.6906in">
            <draw:object draw:notify-on-update-of-ranges="'Langs by Year'.A2:'Langs by Year'.A19 'Langs by Year'.B1:'Langs by Year'.B1 'Langs by Year'.B2:'Langs by Year'.B19 'Langs by Year'.C1:'Langs by Year'.C1 'Langs by Year'.C2:'Langs by Year'.C19 'Langs by Year'.D1:'Langs by Year'.D1 'Langs by Year'.D2:'Langs by Year'.D19 'Langs by Year'.E1:'Langs by Year'.E1 'Langs by Year'.E2:'Langs by Year'.E19 'Langs by Year'.F1:'Langs by Year'.F1 'Langs by Year'.F2:'Langs by Year'.F19 'Langs by Year'.G1:'Langs by Year'.G1 'Langs by Year'.G2:'Langs by Year'.G19 'Langs by Year'.H1:'Langs by Year'.H1 'Langs by Year'.H2:'Langs by Year'.H19 'Langs by Year'.I1:'Langs by Year'.I1 'Langs by Year'.I2:'Langs by Year'.I19 'Langs by Year'.J1:'Langs by Year'.J1 'Langs by Year'.J2:'Langs by Year'.J19 'Langs by Year'.K1:'Langs by Year'.K1 'Langs by Year'.K2:'Langs by Year'.K19 'Langs by Year'.L1:'Langs by Year'.L1 'Langs by Year'.L2:'Langs by Year'.L19 'Langs by Year'.M1:'Langs by Year'.M1 'Langs by Year'.M2:'Langs by Year'.M19 'Langs by Year'.N1:'Langs by Year'.N1 'Langs by Year'.N2:'Langs by Year'.N19 'Langs by Year'.O1:'Langs by Year'.O1 'Langs by Year'.O2:'Langs by Year'.O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office:value-type="string">
            <text:p>C</text:p>
          </table:table-cell>
          <table:table-cell office:value-type="string">
            <text:p>C++</text:p>
          </table:table-cell>
          <table:table-cell office:value-type="string">
            <text:p>Perl</text:p>
          </table:table-cell>
          <table:table-cell office:value-type="string">
            <text:p>Python</text:p>
          </table:table-cell>
          <table:table-cell office:value-type="string">
            <text:p>Java</text:p>
          </table:table-cell>
          <table:table-cell office:value-type="string">
            <text:p>Assembly</text:p>
          </table:table-cell>
          <table:table-cell office:value-type="string">
            <text:p>Ruby</text:p>
          </table:table-cell>
          <table:table-cell office:value-type="string">
            <text:p>Bash</text:p>
          </table:table-cell>
          <table:table-cell office:value-type="string">
            <text:p>PHP</text:p>
          </table:table-cell>
          <table:table-cell office:value-type="string">
            <text:p>JSP</text:p>
          </table:table-cell>
          <table:table-cell office:value-type="string">
            <text:p>Coldfusion</text:p>
          </table:table-cell>
          <table:table-cell office:value-type="string">
            <text:p>ASP</text:p>
          </table:table-cell>
          <table:table-cell office:value-type="string">
            <text:p>Powershell</text:p>
          </table:table-cell>
          <table:table-cell office:value-type="string">
            <text:p>HTML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Count</text:p>
          </table:table-cell>
          <table:table-cell/>
          <table:table-cell table:style-name="ce1" table:number-columns-repeated="1020"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ar</text:p>
          </table:table-cell>
          <table:table-cell table:number-columns-repeated="1019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1996">
            <text:p>199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++</text:p>
          </table:table-cell>
          <table:table-cell office:value-type="float" office:value="1">
            <text:p>1</text:p>
          </table:table-cell>
          <table:table-cell/>
          <table:table-cell office:value-type="float" office:value="1997">
            <text:p>1997</text:p>
          </table:table-cell>
          <table:table-cell table:number-columns-repeated="1019"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1998">
            <text:p>1998</text:p>
          </table:table-cell>
          <table:table-cell table:number-columns-repeated="1019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/>
          <table:table-cell office:value-type="float" office:value="1999">
            <text:p>199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1">
            <text:p>1</text:p>
          </table:table-cell>
          <table:table-cell/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/>
          <table:table-cell office:value-type="float" office:value="2001">
            <text:p>2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++</text:p>
          </table:table-cell>
          <table:table-cell office:value-type="float" office:value="1">
            <text:p>1</text:p>
          </table:table-cell>
          <table:table-cell/>
          <table:table-cell office:value-type="float" office:value="2002">
            <text:p>20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2">
            <text:p>2</text:p>
          </table:table-cell>
          <table:table-cell/>
          <table:table-cell office:value-type="float" office:value="2003">
            <text:p>200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1">
            <text:p>1</text:p>
          </table:table-cell>
          <table:table-cell/>
          <table:table-cell office:value-type="float" office:value="2004">
            <text:p>2004</text:p>
          </table:table-cell>
          <table:table-cell table:number-columns-repeated="1019"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2005">
            <text:p>200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va</text:p>
          </table:table-cell>
          <table:table-cell office:value-type="float" office:value="1">
            <text:p>1</text:p>
          </table:table-cell>
          <table:table-cell/>
          <table:table-cell office:value-type="float" office:value="2006">
            <text:p>2006</text:p>
          </table:table-cell>
          <table:table-cell table:number-columns-repeated="1019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C++</text:p>
          </table:table-cell>
          <table:table-cell office:value-type="float" office:value="1">
            <text:p>1</text:p>
          </table:table-cell>
          <table:table-cell/>
          <table:table-cell office:value-type="float" office:value="2007">
            <text:p>200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1">
            <text:p>1</text:p>
          </table:table-cell>
          <table:table-cell/>
          <table:table-cell office:value-type="float" office:value="2008">
            <text:p>2008</text:p>
          </table:table-cell>
          <table:table-cell table:number-columns-repeated="1019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/>
          <table:table-cell office:value-type="float" office:value="2009">
            <text:p>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va</text:p>
          </table:table-cell>
          <table:table-cell office:value-type="float" office:value="1">
            <text:p>1</text:p>
          </table:table-cell>
          <table:table-cell/>
          <table:table-cell office:value-type="float" office:value="2010">
            <text:p>20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ssembly</text:p>
          </table:table-cell>
          <table:table-cell office:value-type="float" office:value="1">
            <text:p>1</text:p>
          </table:table-cell>
          <table:table-cell/>
          <table:table-cell office:value-type="float" office:value="2011">
            <text:p>2011</text:p>
          </table:table-cell>
          <table:table-cell table:number-columns-repeated="1019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/>
          <table:table-cell office:value-type="float" office:value="2012">
            <text:p>20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1">
            <text:p>1</text:p>
          </table:table-cell>
          <table:table-cell/>
          <table:table-cell office:value-type="float" office:value="2013">
            <text:p>201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ub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++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++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H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S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ldfusi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ava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b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ash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er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b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++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owershe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TM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b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++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b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H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icenses.A2:Licenses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1:04:28</meta:creation-date>
    <dc:date>2014-02-21T11:33:54</dc:date>
    <meta:editing-duration>PT24M54S</meta:editing-duration>
    <meta:editing-cycles>5</meta:editing-cycles>
    <meta:generator>LibreOffice/3.5$Linux_X86_64 LibreOffice_project/350m1$Build-2</meta:generator>
    <meta:document-statistic meta:table-count="3" meta:cell-count="5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48cm" svg:height="14.017cm" xlink:href=".." xlink:type="simple" chart:class="chart:bar" chart:style-name="ch1">
        <chart:legend chart:legend-position="end" svg:x="19.258cm" svg:y="6.713cm" style:legend-expansion="high" chart:style-name="ch2"/>
        <chart:plot-area chart:style-name="ch3" table:cell-range-address="Licenses.A1:Licenses.B24" chart:data-source-has-labels="both" svg:x="0.868cm" svg:y="1.255cm" svg:width="17.554cm" svg:height="12.062cm">
          <chartooo:coordinate-region svg:x="5.176cm" svg:y="1.255cm" svg:width="12.953cm" svg:height="11.423cm"/>
          <chart:axis chart:dimension="x" chart:name="primary-x" chart:style-name="ch4" chartooo:axis-type="auto">
            <chartooo:date-scale/>
            <chart:categories table:cell-range-address="Licenses.A2:Licenses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censes.B2:Licenses.B24" chart:label-cell-address="Licenses.B1:Licenses.B1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Licenses.B1:Licens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Lv2</text:p>
                <draw:g>
                  <svg:desc>Licenses.A2:Licenses.A24</svg:desc>
                </draw:g>
              </table:table-cell>
              <table:table-cell office:value-type="float" office:value="102">
                <text:p>102</text:p>
                <draw:g>
                  <svg:desc>Licenses.B2:Licenses.B24</svg:desc>
                </draw:g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PLv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issing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pache 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prietar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C 2.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GP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C 3.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tisti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ache 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lipse Public License 1.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PL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SD / MIT / APS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ttribu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ope Public License v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og Post??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47cm" svg:height="11.907cm" xlink:href=".." xlink:type="simple" chart:class="chart:bar" chart:style-name="ch1">
        <chart:legend chart:legend-position="bottom" svg:x="4.246cm" svg:y="10.642cm" style:legend-expansion="wide" chart:style-name="ch2"/>
        <chart:plot-area chart:style-name="ch3" table:cell-range-address="'Langs by Year'.A1:'Langs by Year'.O19" chart:data-source-has-labels="both" svg:x="1.736cm" svg:y="1.087cm" svg:width="16.956cm" svg:height="8.353cm">
          <chartooo:coordinate-region svg:x="2.375cm" svg:y="1.282cm" svg:width="16.317cm" svg:height="7.519cm"/>
          <chart:axis chart:dimension="x" chart:name="primary-x" chart:style-name="ch4" chartooo:axis-type="auto">
            <chartooo:date-scale/>
            <chart:title svg:x="9.822cm" svg:y="9.679cm" chart:style-name="ch5">
              <text:p>Year</text:p>
            </chart:title>
            <chart:categories table:cell-range-address="'Langs by Year'.A2:'Langs by Year'.A19"/>
          </chart:axis>
          <chart:axis chart:dimension="y" chart:name="primary-y" chart:style-name="ch6">
            <chart:title svg:x="0.451cm" svg:y="5.744cm" chart:style-name="ch7">
              <text:p>Count
</text:p>
            </chart:title>
            <chart:grid chart:style-name="ch8" chart:class="major"/>
          </chart:axis>
          <chart:series chart:style-name="ch9" chart:values-cell-range-address="'Langs by Year'.B2:'Langs by Year'.B19" chart:label-cell-address="'Langs by Year'.B1:'Langs by Year'.B1" chart:class="chart:bar">
            <chart:data-point chart:repeated="18"/>
          </chart:series>
          <chart:series chart:style-name="ch10" chart:values-cell-range-address="'Langs by Year'.C2:'Langs by Year'.C19" chart:label-cell-address="'Langs by Year'.C1:'Langs by Year'.C1" chart:class="chart:bar">
            <chart:data-point chart:repeated="18"/>
          </chart:series>
          <chart:series chart:style-name="ch11" chart:values-cell-range-address="'Langs by Year'.D2:'Langs by Year'.D19" chart:label-cell-address="'Langs by Year'.D1:'Langs by Year'.D1" chart:class="chart:bar">
            <chart:data-point chart:repeated="18"/>
          </chart:series>
          <chart:series chart:style-name="ch12" chart:values-cell-range-address="'Langs by Year'.E2:'Langs by Year'.E19" chart:label-cell-address="'Langs by Year'.E1:'Langs by Year'.E1" chart:class="chart:bar">
            <chart:data-point chart:repeated="18"/>
          </chart:series>
          <chart:series chart:style-name="ch13" chart:values-cell-range-address="'Langs by Year'.F2:'Langs by Year'.F19" chart:label-cell-address="'Langs by Year'.F1:'Langs by Year'.F1" chart:class="chart:bar">
            <chart:data-point chart:repeated="18"/>
          </chart:series>
          <chart:series chart:style-name="ch14" chart:values-cell-range-address="'Langs by Year'.G2:'Langs by Year'.G19" chart:label-cell-address="'Langs by Year'.G1:'Langs by Year'.G1" chart:class="chart:bar">
            <chart:data-point chart:repeated="18"/>
          </chart:series>
          <chart:series chart:style-name="ch15" chart:values-cell-range-address="'Langs by Year'.H2:'Langs by Year'.H19" chart:label-cell-address="'Langs by Year'.H1:'Langs by Year'.H1" chart:class="chart:bar">
            <chart:data-point chart:repeated="18"/>
          </chart:series>
          <chart:series chart:style-name="ch16" chart:values-cell-range-address="'Langs by Year'.I2:'Langs by Year'.I19" chart:label-cell-address="'Langs by Year'.I1:'Langs by Year'.I1" chart:class="chart:bar">
            <chart:data-point chart:repeated="18"/>
          </chart:series>
          <chart:series chart:style-name="ch17" chart:values-cell-range-address="'Langs by Year'.J2:'Langs by Year'.J19" chart:label-cell-address="'Langs by Year'.J1:'Langs by Year'.J1" chart:class="chart:bar">
            <chart:data-point chart:repeated="18"/>
          </chart:series>
          <chart:series chart:style-name="ch18" chart:values-cell-range-address="'Langs by Year'.K2:'Langs by Year'.K19" chart:label-cell-address="'Langs by Year'.K1:'Langs by Year'.K1" chart:class="chart:bar">
            <chart:data-point chart:repeated="18"/>
          </chart:series>
          <chart:series chart:style-name="ch19" chart:values-cell-range-address="'Langs by Year'.L2:'Langs by Year'.L19" chart:label-cell-address="'Langs by Year'.L1:'Langs by Year'.L1" chart:class="chart:bar">
            <chart:data-point chart:repeated="18"/>
          </chart:series>
          <chart:series chart:style-name="ch20" chart:values-cell-range-address="'Langs by Year'.M2:'Langs by Year'.M19" chart:label-cell-address="'Langs by Year'.M1:'Langs by Year'.M1" chart:class="chart:bar">
            <chart:data-point chart:repeated="18"/>
          </chart:series>
          <chart:series chart:style-name="ch9" chart:values-cell-range-address="'Langs by Year'.N2:'Langs by Year'.N19" chart:label-cell-address="'Langs by Year'.N1:'Langs by Year'.N1" chart:class="chart:bar">
            <chart:data-point chart:repeated="18"/>
          </chart:series>
          <chart:series chart:style-name="ch10" chart:values-cell-range-address="'Langs by Year'.O2:'Langs by Year'.O19" chart:label-cell-address="'Langs by Year'.O1:'Langs by Year'.O1" chart:class="chart:bar">
            <chart:data-point chart:repeated="1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Langs by Year'.B1:'Langs by Year'.B1</svg:desc>
                </draw:g>
              </table:table-cell>
              <table:table-cell office:value-type="string">
                <text:p>C++</text:p>
                <draw:g>
                  <svg:desc>'Langs by Year'.C1:'Langs by Year'.C1</svg:desc>
                </draw:g>
              </table:table-cell>
              <table:table-cell office:value-type="string">
                <text:p>Perl</text:p>
                <draw:g>
                  <svg:desc>'Langs by Year'.D1:'Langs by Year'.D1</svg:desc>
                </draw:g>
              </table:table-cell>
              <table:table-cell office:value-type="string">
                <text:p>Python</text:p>
                <draw:g>
                  <svg:desc>'Langs by Year'.E1:'Langs by Year'.E1</svg:desc>
                </draw:g>
              </table:table-cell>
              <table:table-cell office:value-type="string">
                <text:p>Java</text:p>
                <draw:g>
                  <svg:desc>'Langs by Year'.F1:'Langs by Year'.F1</svg:desc>
                </draw:g>
              </table:table-cell>
              <table:table-cell office:value-type="string">
                <text:p>Assembly</text:p>
                <draw:g>
                  <svg:desc>'Langs by Year'.G1:'Langs by Year'.G1</svg:desc>
                </draw:g>
              </table:table-cell>
              <table:table-cell office:value-type="string">
                <text:p>Ruby</text:p>
                <draw:g>
                  <svg:desc>'Langs by Year'.H1:'Langs by Year'.H1</svg:desc>
                </draw:g>
              </table:table-cell>
              <table:table-cell office:value-type="string">
                <text:p>Bash</text:p>
                <draw:g>
                  <svg:desc>'Langs by Year'.I1:'Langs by Year'.I1</svg:desc>
                </draw:g>
              </table:table-cell>
              <table:table-cell office:value-type="string">
                <text:p>PHP</text:p>
                <draw:g>
                  <svg:desc>'Langs by Year'.J1:'Langs by Year'.J1</svg:desc>
                </draw:g>
              </table:table-cell>
              <table:table-cell office:value-type="string">
                <text:p>JSP</text:p>
                <draw:g>
                  <svg:desc>'Langs by Year'.K1:'Langs by Year'.K1</svg:desc>
                </draw:g>
              </table:table-cell>
              <table:table-cell office:value-type="string">
                <text:p>Coldfusion</text:p>
                <draw:g>
                  <svg:desc>'Langs by Year'.L1:'Langs by Year'.L1</svg:desc>
                </draw:g>
              </table:table-cell>
              <table:table-cell office:value-type="string">
                <text:p>ASP</text:p>
                <draw:g>
                  <svg:desc>'Langs by Year'.M1:'Langs by Year'.M1</svg:desc>
                </draw:g>
              </table:table-cell>
              <table:table-cell office:value-type="string">
                <text:p>Powershell</text:p>
                <draw:g>
                  <svg:desc>'Langs by Year'.N1:'Langs by Year'.N1</svg:desc>
                </draw:g>
              </table:table-cell>
              <table:table-cell office:value-type="string">
                <text:p>HTML</text:p>
                <draw:g>
                  <svg:desc>'Langs by Year'.O1:'Langs by Year'.O1</svg:desc>
                </draw:g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'Langs by Year'.A2:'Langs by Year'.A19</svg:desc>
                </draw:g>
              </table:table-cell>
              <table:table-cell office:value-type="float" office:value="3">
                <text:p>3</text:p>
                <draw:g>
                  <svg:desc>'Langs by Year'.B2:'Langs by Year'.B19</svg:desc>
                </draw:g>
              </table:table-cell>
              <table:table-cell office:value-type="float" office:value="0">
                <text:p>0</text:p>
                <draw:g>
                  <svg:desc>'Langs by Year'.C2:'Langs by Year'.C19</svg:desc>
                </draw:g>
              </table:table-cell>
              <table:table-cell office:value-type="float" office:value="0">
                <text:p>0</text:p>
                <draw:g>
                  <svg:desc>'Langs by Year'.D2:'Langs by Year'.D19</svg:desc>
                </draw:g>
              </table:table-cell>
              <table:table-cell office:value-type="float" office:value="0">
                <text:p>0</text:p>
                <draw:g>
                  <svg:desc>'Langs by Year'.E2:'Langs by Year'.E19</svg:desc>
                </draw:g>
              </table:table-cell>
              <table:table-cell office:value-type="float" office:value="0">
                <text:p>0</text:p>
                <draw:g>
                  <svg:desc>'Langs by Year'.F2:'Langs by Year'.F19</svg:desc>
                </draw:g>
              </table:table-cell>
              <table:table-cell office:value-type="float" office:value="0">
                <text:p>0</text:p>
                <draw:g>
                  <svg:desc>'Langs by Year'.G2:'Langs by Year'.G19</svg:desc>
                </draw:g>
              </table:table-cell>
              <table:table-cell office:value-type="float" office:value="0">
                <text:p>0</text:p>
                <draw:g>
                  <svg:desc>'Langs by Year'.H2:'Langs by Year'.H19</svg:desc>
                </draw:g>
              </table:table-cell>
              <table:table-cell office:value-type="float" office:value="0">
                <text:p>0</text:p>
                <draw:g>
                  <svg:desc>'Langs by Year'.I2:'Langs by Year'.I19</svg:desc>
                </draw:g>
              </table:table-cell>
              <table:table-cell office:value-type="float" office:value="0">
                <text:p>0</text:p>
                <draw:g>
                  <svg:desc>'Langs by Year'.J2:'Langs by Year'.J19</svg:desc>
                </draw:g>
              </table:table-cell>
              <table:table-cell office:value-type="float" office:value="0">
                <text:p>0</text:p>
                <draw:g>
                  <svg:desc>'Langs by Year'.K2:'Langs by Year'.K19</svg:desc>
                </draw:g>
              </table:table-cell>
              <table:table-cell office:value-type="float" office:value="0">
                <text:p>0</text:p>
                <draw:g>
                  <svg:desc>'Langs by Year'.L2:'Langs by Year'.L19</svg:desc>
                </draw:g>
              </table:table-cell>
              <table:table-cell office:value-type="float" office:value="0">
                <text:p>0</text:p>
                <draw:g>
                  <svg:desc>'Langs by Year'.M2:'Langs by Year'.M19</svg:desc>
                </draw:g>
              </table:table-cell>
              <table:table-cell office:value-type="float" office:value="0">
                <text:p>0</text:p>
                <draw:g>
                  <svg:desc>'Langs by Year'.N2:'Langs by Year'.N19</svg:desc>
                </draw:g>
              </table:table-cell>
              <table:table-cell office:value-type="float" office:value="0">
                <text:p>0</text:p>
                <draw:g>
                  <svg:desc>'Langs by Year'.O2:'Langs by Year'.O19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